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ff9900" draw:fill-gradient-name="Gradient_20_4" draw:textarea-horizontal-align="justify" draw:textarea-vertical-align="middle" draw:auto-grow-height="false" fo:min-height="2.036cm" fo:min-width="3.818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1.32cm" fo:min-width="1.279cm"/>
    </style:style>
    <style:style style:name="gr3" style:family="graphic" style:parent-style-name="standard">
      <style:graphic-properties draw:fill="gradient" draw:fill-gradient-name="Gradient_20_4" draw:textarea-horizontal-align="justify" draw:textarea-vertical-align="middle" draw:auto-grow-height="false" fo:min-height="2.036cm" fo:min-width="3.818cm"/>
    </style:style>
    <style:style style:name="gr4" style:family="graphic" style:parent-style-name="standard">
      <style:graphic-properties draw:fill="gradient" draw:fill-gradient-name="Gradient_20_9" draw:textarea-horizontal-align="justify" draw:textarea-vertical-align="middle" draw:auto-grow-height="false" fo:min-height="2.036cm" fo:min-width="3.818cm"/>
    </style:style>
    <style:style style:name="gr5" style:family="graphic" style:parent-style-name="standard">
      <style:graphic-properties draw:fill="gradient" draw:fill-gradient-name="Gradient_20_12" draw:textarea-horizontal-align="justify" draw:textarea-vertical-align="middle" draw:auto-grow-height="false" fo:min-height="2.036cm" fo:min-width="3.818cm"/>
    </style:style>
    <style:style style:name="gr6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036cm" fo:min-width="3.8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926cm" fo:min-width="3.734cm" fo:wrap-option="no-wrap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1.162cm" fo:min-width="3.97cm" fo:wrap-option="no-wrap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632cm" fo:min-width="6.086cm" fo:wrap-option="no-wrap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926cm" fo:min-width="2.558cm" fo:wrap-option="no-wrap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ffff66" draw:textarea-horizontal-align="justify" draw:textarea-vertical-align="middle" draw:auto-grow-height="false" fo:min-height="1.036cm" fo:min-width="1.279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966cm" fo:min-width="2.558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1.065cm" fo:min-width="2.558cm" fo:wrap-option="no-wrap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162cm" fo:min-width="3.5cm" fo:wrap-option="no-wrap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828cm" fo:min-width="6.086cm" fo:wrap-option="no-wrap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162cm" fo:min-width="4.91cm" fo:wrap-option="no-wrap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9900" draw:fill-gradient-name="Gradient_20_4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gradient" draw:fill-gradient-name="Gradient_20_4"/>
      <style:paragraph-properties fo:text-align="center"/>
    </style:style>
    <style:style style:name="P5" style:family="paragraph">
      <loext:graphic-properties draw:fill="gradient" draw:fill-gradient-name="Gradient_20_9"/>
      <style:paragraph-properties fo:text-align="center"/>
    </style:style>
    <style:style style:name="P6" style:family="paragraph">
      <loext:graphic-properties draw:fill="gradient" draw:fill-gradient-name="Gradient_20_12"/>
      <style:paragraph-properties fo:text-align="center"/>
    </style:style>
    <style:style style:name="P7" style:family="paragraph">
      <loext:graphic-properties draw:fill="gradient" draw:fill-gradient-name="Tango_20_Green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eeeeee"/>
      <style:paragraph-properties fo:text-align="center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gradient" draw:fill-color="#ff9900" draw:fill-gradient-name="Gradient_20_4"/>
      <style:paragraph-properties fo:text-align="center"/>
      <style:text-properties fo:font-size="18pt"/>
    </style:style>
    <style:style style:name="P17" style:family="paragraph">
      <loext:graphic-properties draw:fill="gradient" draw:fill-gradient-name="Gradient_20_4"/>
      <style:paragraph-properties fo:text-align="center"/>
      <style:text-properties fo:font-size="18pt"/>
    </style:style>
    <style:style style:name="P18" style:family="paragraph">
      <loext:graphic-properties draw:fill="gradient" draw:fill-gradient-name="Gradient_20_9"/>
      <style:paragraph-properties fo:text-align="center"/>
      <style:text-properties fo:font-size="18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8pt"/>
    </style:style>
    <style:style style:name="P20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21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4.318cm" svg:height="2.286cm" svg:x="3.81cm" svg:y="11.536cm">
          <text:p text:style-name="P1">AutoEncode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778cm" svg:x="1.27cm" svg:y="6.202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1.778cm" svg:y="6.7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2.287cm" svg:y="7.21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2.794cm" svg:y="7.72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4.318cm" svg:height="2.286cm" svg:x="7.366cm" svg:y="6.964cm">
          <text:p text:style-name="P1">AutoEncoder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18cm" svg:height="2.286cm" svg:x="11.43cm" svg:y="11.536cm">
          <text:p text:style-name="P1">PC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318cm" svg:height="2.286cm" svg:x="15.494cm" svg:y="6.71cm">
          <text:p text:style-name="P1">2dhis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318cm" svg:height="2.286cm" svg:x="18.796cm" svg:y="11.536cm">
          <text:p text:style-name="P1">density</text:p>
          <text:p text:style-name="P1">statistics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3.556cm" svg:y1="9.504cm" svg:x2="5.08cm" svg:y2="11.536cm">
          <text:p/>
        </draw:line>
        <draw:line draw:style-name="gr7" draw:text-style-name="P8" draw:layer="layout" svg:x1="6.604cm" svg:y1="11.536cm" svg:x2="8.128cm" svg:y2="9.25cm">
          <text:p/>
        </draw:line>
        <draw:line draw:style-name="gr7" draw:text-style-name="P8" draw:layer="layout" svg:x1="10.668cm" svg:y1="9.25cm" svg:x2="12.192cm" svg:y2="11.536cm">
          <text:p/>
        </draw:line>
        <draw:line draw:style-name="gr7" draw:text-style-name="P8" draw:layer="layout" svg:x1="14.986cm" svg:y1="11.536cm" svg:x2="16.51cm" svg:y2="8.996cm">
          <text:p/>
        </draw:line>
        <draw:line draw:style-name="gr7" draw:text-style-name="P8" draw:layer="layout" svg:x1="18.796cm" svg:y1="8.996cm" svg:x2="20.066cm" svg:y2="11.536cm">
          <text:p/>
        </draw:line>
        <draw:custom-shape draw:style-name="gr8" draw:text-style-name="P10" draw:layer="layout" svg:width="4.572cm" svg:height="1.27cm" svg:x="4.572cm" svg:y="15.6cm">
          <text:p text:style-name="P9">Learning and filtering</text:p>
          <text:p text:style-name="P9"><text:s/>frequent flows</text:p>
          <draw:enhanced-geometry svg:viewBox="0 0 21600 21600" draw:text-areas="800 800 20800 20800" draw:type="round-rectangular-callout" draw:modifiers="2248.32713754647 -29451.4555468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4.572cm" svg:height="1.27cm" svg:x="9.652cm" svg:y="3.916cm">
          <text:p text:style-name="P9">Learning and filtering</text:p>
          <text:p text:style-name="P9"><text:s/>rare flows</text:p>
          <draw:enhanced-geometry svg:viewBox="0 0 21600 21600" draw:text-areas="800 800 20800 20800" draw:type="round-rectangular-callout" draw:modifiers="-2139.68948174065 51204.4059795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826cm" svg:height="1.524cm" svg:x="11.684cm" svg:y="15.6cm">
          <text:p text:style-name="P9">Transform from N-dim</text:p>
          <text:p text:style-name="P9"><text:s/>to 2D</text:p>
          <draw:enhanced-geometry svg:viewBox="0 0 21600 21600" draw:text-areas="800 800 20800 20800" draw:type="round-rectangular-callout" draw:modifiers="2130.01864512119 -24546.0983606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826cm" svg:height="1.524cm" svg:x="16.764cm" svg:y="3.662cm">
          <text:p text:style-name="P9">Estimate 2D flow density</text:p>
          <draw:enhanced-geometry svg:viewBox="0 0 21600 21600" draw:text-areas="800 800 20800 20800" draw:type="round-rectangular-callout" draw:modifiers="577.252952144189 41670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7.112cm" svg:height="2.032cm" svg:x="19.304cm" svg:y="15.6cm">
          <text:p text:style-name="P9">Find normal density distribution </text:p>
          <text:p text:style-name="P9">and density anomalies</text:p>
          <draw:enhanced-geometry svg:viewBox="0 0 21600 21600" draw:text-areas="800 800 20800 20800" draw:type="round-rectangular-callout" draw:modifiers="1445.46604808098 -18412.59222823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3.302cm" svg:height="1.27cm" svg:x="2.794cm" svg:y="4.17cm">
          <text:p text:style-name="P9">Flows datasets</text:p>
          <draw:enhanced-geometry svg:viewBox="0 0 21600 21600" draw:text-areas="800 800 20800 20800" draw:type="round-rectangular-callout" draw:modifiers="2491.55313351499 40667.82061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4.318cm" svg:height="2.286cm" svg:x="10.922cm" svg:y="11.282cm">
          <text:p text:style-name="P1">AutoEncode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8.382cm" svg:y="5.948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8.89cm" svg:y="6.45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9.399cm" svg:y="6.96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9.906cm" svg:y="7.47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8" draw:layer="layout" svg:x1="10.668cm" svg:y1="9.25cm" svg:x2="12.192cm" svg:y2="11.282cm">
          <text:p/>
        </draw:line>
        <draw:custom-shape draw:style-name="gr11" draw:text-style-name="P10" draw:layer="layout" svg:width="3.302cm" svg:height="1.27cm" svg:x="9.398cm" svg:y="15.494cm">
          <text:p text:style-name="P9">Learning</text:p>
          <text:p text:style-name="P9"><text:s/>frequent flows</text:p>
          <draw:enhanced-geometry svg:viewBox="0 0 21600 21600" draw:text-areas="800 800 20800 20800" draw:type="round-rectangular-callout" draw:modifiers="22103.5422343324 -29502.4390243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0" draw:layer="layout" svg:width="3.302cm" svg:height="2.392cm" svg:x="9.906cm" svg:y="2.794cm">
          <text:p text:style-name="P9"><text:s/>POZMAN traffic</text:p>
          <text:p text:style-name="P9"><text:s/>datasets</text:p>
          <draw:enhanced-geometry svg:viewBox="0 0 21600 21600" draw:text-areas="800 800 20800 20800" draw:type="round-rectangular-callout" draw:modifiers="2491.55313351499 31727.5386544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2" draw:layer="layout" svg:width="14.73cm" svg:height="0.962cm" svg:x="4.572cm" svg:y="1.016cm">
          <draw:text-box>
            <text:p>Offline Learning <text:s/>- Step 1 (Training AutoEncoder 1)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2" draw:layer="layout" svg:width="4.318cm" svg:height="2.286cm" svg:x="8.382cm" svg:y="10.668cm">
          <text:p text:style-name="P1">AutoEncode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5.842cm" svg:y="5.334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6.35cm" svg:y="5.84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6.859cm" svg:y="6.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7.366cm" svg:y="6.85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4.318cm" svg:height="2.286cm" svg:x="11.938cm" svg:y="6.096cm">
          <text:p text:style-name="P1">AutoEncoder</text:p>
          <text:p text:style-name="P1">2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128cm" svg:y1="8.636cm" svg:x2="9.652cm" svg:y2="10.668cm">
          <text:p/>
        </draw:line>
        <draw:line draw:style-name="gr7" draw:text-style-name="P8" draw:layer="layout" svg:x1="11.176cm" svg:y1="10.668cm" svg:x2="12.7cm" svg:y2="8.382cm">
          <text:p/>
        </draw:line>
        <draw:custom-shape draw:style-name="gr11" draw:text-style-name="P10" draw:layer="layout" svg:width="3.302cm" svg:height="1.27cm" svg:x="14.224cm" svg:y="3.048cm">
          <text:p text:style-name="P9">Learning</text:p>
          <text:p text:style-name="P9"><text:s/>rare flows</text:p>
          <draw:enhanced-geometry svg:viewBox="0 0 21600 21600" draw:text-areas="800 800 20800 20800" draw:type="round-rectangular-callout" draw:modifiers="-2962.39782016349 51204.4059795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3.302cm" svg:height="1.419cm" svg:x="6.096cm" svg:y="14.477cm">
          <text:p text:style-name="P9">Filtering</text:p>
          <text:p text:style-name="P9"><text:s/>frequent flows</text:p>
          <draw:enhanced-geometry svg:viewBox="0 0 21600 21600" draw:text-areas="800 800 20800 20800" draw:type="round-rectangular-callout" draw:modifiers="22103.5422343324 -24125.070422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4.318cm" svg:height="1.524cm" svg:x="6.604cm" svg:y="3.196cm">
          <text:p text:style-name="P9"><text:s/>More POZMAN traffic</text:p>
          <text:p text:style-name="P9"><text:s/>datasets</text:p>
          <draw:enhanced-geometry svg:viewBox="0 0 21600 21600" draw:text-areas="800 800 20800 20800" draw:type="round-rectangular-callout" draw:modifiers="6986.61727251679 37491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4" draw:layer="layout" svg:width="4.025cm" svg:height="1.199cm" svg:x="11.952cm" svg:y="9.329cm">
          <draw:text-box>
            <text:p text:style-name="P13">Mostly rare</text:p>
            <text:p text:style-name="P13"><text:s/>and unusual flows</text:p>
          </draw:text-box>
        </draw:frame>
        <draw:frame draw:style-name="gr15" draw:text-style-name="P12" draw:layer="layout" svg:width="14.73cm" svg:height="0.962cm" svg:x="4.573cm" svg:y="1.016cm">
          <draw:text-box>
            <text:p>Offline Learning <text:s/>- Step 2 (Training AutoEncoder 2)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6" draw:layer="layout" svg:width="4.318cm" svg:height="2.286cm" svg:x="3.81cm" svg:y="11.536cm">
          <text:p text:style-name="P15">AutoEncoder</text:p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1.27cm" svg:y="6.202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1.778cm" svg:y="6.7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2.287cm" svg:y="7.21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2.794cm" svg:y="7.72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7" draw:layer="layout" svg:width="4.318cm" svg:height="2.286cm" svg:x="7.366cm" svg:y="6.964cm">
          <text:p text:style-name="P15">AutoEncoder</text:p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4.318cm" svg:height="2.286cm" svg:x="11.43cm" svg:y="11.536cm">
          <text:p text:style-name="P15">PCA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4.318cm" svg:height="2.286cm" svg:x="15.494cm" svg:y="6.71cm">
          <text:p text:style-name="P15">2dhist</text:p>
          <draw:enhanced-geometry svg:viewBox="0 0 21600 21600" draw:type="rectangle" draw:enhanced-path="M 0 0 L 21600 0 21600 21600 0 21600 0 0 Z N"/>
        </draw:custom-shape>
        <draw:custom-shape draw:style-name="gr6" draw:text-style-name="P20" draw:layer="layout" svg:width="4.318cm" svg:height="2.286cm" svg:x="18.796cm" svg:y="11.536cm">
          <text:p text:style-name="P15">density</text:p>
          <text:p text:style-name="P15">statistics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3.556cm" svg:y1="9.504cm" svg:x2="5.08cm" svg:y2="11.536cm">
          <text:p/>
        </draw:line>
        <draw:line draw:style-name="gr7" draw:text-style-name="P8" draw:layer="layout" svg:x1="6.604cm" svg:y1="11.536cm" svg:x2="8.128cm" svg:y2="9.25cm">
          <text:p/>
        </draw:line>
        <draw:line draw:style-name="gr7" draw:text-style-name="P8" draw:layer="layout" svg:x1="10.668cm" svg:y1="9.25cm" svg:x2="12.192cm" svg:y2="11.536cm">
          <text:p/>
        </draw:line>
        <draw:line draw:style-name="gr7" draw:text-style-name="P8" draw:layer="layout" svg:x1="14.986cm" svg:y1="11.536cm" svg:x2="16.51cm" svg:y2="8.996cm">
          <text:p/>
        </draw:line>
        <draw:line draw:style-name="gr7" draw:text-style-name="P8" draw:layer="layout" svg:x1="18.796cm" svg:y1="8.996cm" svg:x2="20.066cm" svg:y2="11.536cm">
          <text:p/>
        </draw:line>
        <draw:custom-shape draw:style-name="gr8" draw:text-style-name="P10" draw:layer="layout" svg:width="4.572cm" svg:height="1.27cm" svg:x="9.652cm" svg:y="3.916cm">
          <text:p text:style-name="P9">Filtering</text:p>
          <text:p text:style-name="P9"><text:s/>rare flows</text:p>
          <draw:enhanced-geometry svg:viewBox="0 0 21600 21600" draw:text-areas="800 800 20800 20800" draw:type="round-rectangular-callout" draw:modifiers="-2139.68948174065 51204.4059795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826cm" svg:height="1.524cm" svg:x="11.684cm" svg:y="15.6cm">
          <text:p text:style-name="P9">Transform from N-dim</text:p>
          <text:p text:style-name="P9"><text:s/>to 2D</text:p>
          <draw:enhanced-geometry svg:viewBox="0 0 21600 21600" draw:text-areas="800 800 20800 20800" draw:type="round-rectangular-callout" draw:modifiers="2130.01864512119 -24546.0983606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826cm" svg:height="1.524cm" svg:x="16.764cm" svg:y="3.662cm">
          <text:p text:style-name="P9">Estimate 2D flow density</text:p>
          <draw:enhanced-geometry svg:viewBox="0 0 21600 21600" draw:text-areas="800 800 20800 20800" draw:type="round-rectangular-callout" draw:modifiers="577.252952144189 41670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0" draw:layer="layout" svg:width="7.112cm" svg:height="1.164cm" svg:x="19.304cm" svg:y="15.6cm">
          <text:p text:style-name="P9">Find normal density distribution </text:p>
          <draw:enhanced-geometry svg:viewBox="0 0 21600 21600" draw:text-areas="800 800 20800 20800" draw:type="round-rectangular-callout" draw:modifiers="1445.46604808098 -32131.1587982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2" draw:layer="layout" svg:width="19.438cm" svg:height="0.962cm" svg:x="3.048cm" svg:y="1.27cm">
          <draw:text-box>
            <text:p>Offline Learning <text:s/>- Step 3 (Learning normal flow density distribution)</text:p>
          </draw:text-box>
        </draw:frame>
        <draw:custom-shape draw:style-name="gr19" draw:text-style-name="P10" draw:layer="layout" svg:width="5.842cm" svg:height="1.524cm" svg:x="1.27cm" svg:y="4.064cm">
          <text:p text:style-name="P9"><text:s/>Even More POZMAN traffic</text:p>
          <text:p text:style-name="P9"><text:s/>datasets</text:p>
          <draw:enhanced-geometry svg:viewBox="0 0 21600 21600" draw:text-areas="800 800 20800 20800" draw:type="round-rectangular-callout" draw:modifiers="8920.21221975013 37491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3.302cm" svg:height="1.419cm" svg:x="1.563cm" svg:y="15.345cm">
          <text:p text:style-name="P9">Filtering</text:p>
          <text:p text:style-name="P9"><text:s/>frequent flows</text:p>
          <draw:enhanced-geometry svg:viewBox="0 0 21600 21600" draw:text-areas="800 800 20800 20800" draw:type="round-rectangular-callout" draw:modifiers="22103.5422343324 -24125.070422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4" draw:layer="layout" svg:width="3.546cm" svg:height="1.199cm" svg:x="7.592cm" svg:y="9.906cm">
          <draw:text-box>
            <text:p text:style-name="P13">Mostly rare and </text:p>
            <text:p text:style-name="P13">unusual flows</text:p>
          </draw:text-box>
        </draw:frame>
        <draw:frame draw:style-name="gr15" draw:text-style-name="P14" draw:layer="layout" svg:width="3.076cm" svg:height="1.199cm" svg:x="11.656cm" svg:y="9.723cm">
          <draw:text-box>
            <text:p text:style-name="P13">Mostly</text:p>
            <text:p text:style-name="P13">unusual flows</text:p>
          </draw:text-box>
        </draw:frame>
        <draw:frame draw:style-name="gr15" draw:text-style-name="P14" draw:layer="layout" svg:width="3.076cm" svg:height="1.673cm" svg:x="16.002cm" svg:y="9.652cm">
          <draw:text-box>
            <text:p text:style-name="P13">Mostly </text:p>
            <text:p text:style-name="P13">unusual flows</text:p>
            <text:p text:style-name="P13">In 2D</text:p>
          </draw:text-box>
        </draw:frame>
        <draw:frame draw:style-name="gr15" draw:text-style-name="P14" draw:layer="layout" svg:width="3.406cm" svg:height="0.725cm" svg:x="19.708cm" svg:y="9.652cm">
          <draw:text-box>
            <text:p text:style-name="P13">2D bins density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" draw:text-style-name="P16" draw:layer="layout" svg:width="4.318cm" svg:height="2.286cm" svg:x="3.81cm" svg:y="11.536cm">
          <text:p text:style-name="P15">AutoEncoder</text:p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1.27cm" svg:y="6.202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1.778cm" svg:y="6.7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2.287cm" svg:y="7.21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1.778cm" svg:height="1.778cm" svg:x="2.794cm" svg:y="7.72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7" draw:layer="layout" svg:width="4.318cm" svg:height="2.286cm" svg:x="7.366cm" svg:y="6.964cm">
          <text:p text:style-name="P15">AutoEncoder</text:p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4.318cm" svg:height="2.286cm" svg:x="11.43cm" svg:y="11.536cm">
          <text:p text:style-name="P15">PCA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4.318cm" svg:height="2.286cm" svg:x="15.494cm" svg:y="6.71cm">
          <text:p text:style-name="P15">2dhist</text:p>
          <draw:enhanced-geometry svg:viewBox="0 0 21600 21600" draw:type="rectangle" draw:enhanced-path="M 0 0 L 21600 0 21600 21600 0 21600 0 0 Z N"/>
        </draw:custom-shape>
        <draw:custom-shape draw:style-name="gr6" draw:text-style-name="P20" draw:layer="layout" svg:width="4.318cm" svg:height="2.286cm" svg:x="18.796cm" svg:y="11.536cm">
          <text:p text:style-name="P15">density</text:p>
          <text:p text:style-name="P15">statistics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3.556cm" svg:y1="9.504cm" svg:x2="5.08cm" svg:y2="11.536cm">
          <text:p/>
        </draw:line>
        <draw:line draw:style-name="gr7" draw:text-style-name="P8" draw:layer="layout" svg:x1="6.604cm" svg:y1="11.536cm" svg:x2="8.128cm" svg:y2="9.25cm">
          <text:p/>
        </draw:line>
        <draw:line draw:style-name="gr7" draw:text-style-name="P8" draw:layer="layout" svg:x1="10.668cm" svg:y1="9.25cm" svg:x2="12.192cm" svg:y2="11.536cm">
          <text:p/>
        </draw:line>
        <draw:line draw:style-name="gr7" draw:text-style-name="P8" draw:layer="layout" svg:x1="14.986cm" svg:y1="11.536cm" svg:x2="16.51cm" svg:y2="8.996cm">
          <text:p/>
        </draw:line>
        <draw:line draw:style-name="gr7" draw:text-style-name="P8" draw:layer="layout" svg:x1="18.796cm" svg:y1="8.996cm" svg:x2="20.066cm" svg:y2="11.536cm">
          <text:p/>
        </draw:line>
        <draw:custom-shape draw:style-name="gr8" draw:text-style-name="P10" draw:layer="layout" svg:width="4.572cm" svg:height="1.27cm" svg:x="9.652cm" svg:y="3.916cm">
          <text:p text:style-name="P9">Filtering</text:p>
          <text:p text:style-name="P9"><text:s/>rare flows</text:p>
          <draw:enhanced-geometry svg:viewBox="0 0 21600 21600" draw:text-areas="800 800 20800 20800" draw:type="round-rectangular-callout" draw:modifiers="-2139.68948174065 51204.4059795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826cm" svg:height="1.524cm" svg:x="11.684cm" svg:y="15.6cm">
          <text:p text:style-name="P9">Transform from N-dim</text:p>
          <text:p text:style-name="P9"><text:s/>to 2D</text:p>
          <draw:enhanced-geometry svg:viewBox="0 0 21600 21600" draw:text-areas="800 800 20800 20800" draw:type="round-rectangular-callout" draw:modifiers="2130.01864512119 -24546.0983606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826cm" svg:height="1.524cm" svg:x="16.764cm" svg:y="3.662cm">
          <text:p text:style-name="P9">Estimate 2D flow density</text:p>
          <draw:enhanced-geometry svg:viewBox="0 0 21600 21600" draw:text-areas="800 800 20800 20800" draw:type="round-rectangular-callout" draw:modifiers="577.252952144189 41670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0" draw:layer="layout" svg:width="7.112cm" svg:height="1.164cm" svg:x="19.304cm" svg:y="15.6cm">
          <text:p text:style-name="P9">Find density anomalies </text:p>
          <text:p text:style-name="P9">and flows in area of anomalies </text:p>
          <draw:enhanced-geometry svg:viewBox="0 0 21600 21600" draw:text-areas="800 800 20800 20800" draw:type="round-rectangular-callout" draw:modifiers="1445.46604808098 -32131.1587982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2" draw:layer="layout" svg:width="13.317cm" svg:height="0.962cm" svg:x="4.574cm" svg:y="1.016cm">
          <draw:text-box>
            <text:p>“Online” scoring and searching anomaly flows</text:p>
          </draw:text-box>
        </draw:frame>
        <draw:custom-shape draw:style-name="gr19" draw:text-style-name="P10" draw:layer="layout" svg:width="5.842cm" svg:height="1.524cm" svg:x="1.27cm" svg:y="4.064cm">
          <text:p text:style-name="P9"><text:s/>Even More POZMAN traffic</text:p>
          <text:p text:style-name="P9"><text:s/>datasets</text:p>
          <draw:enhanced-geometry svg:viewBox="0 0 21600 21600" draw:text-areas="800 800 20800 20800" draw:type="round-rectangular-callout" draw:modifiers="8920.21221975013 37491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3.302cm" svg:height="1.419cm" svg:x="1.563cm" svg:y="15.345cm">
          <text:p text:style-name="P9">Filtering</text:p>
          <text:p text:style-name="P9"><text:s/>frequent flows</text:p>
          <draw:enhanced-geometry svg:viewBox="0 0 21600 21600" draw:text-areas="800 800 20800 20800" draw:type="round-rectangular-callout" draw:modifiers="22103.5422343324 -24125.070422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4" draw:layer="layout" svg:width="3.546cm" svg:height="1.199cm" svg:x="7.592cm" svg:y="9.906cm">
          <draw:text-box>
            <text:p text:style-name="P13">Mostly rare and </text:p>
            <text:p text:style-name="P13">unusual flows</text:p>
          </draw:text-box>
        </draw:frame>
        <draw:frame draw:style-name="gr15" draw:text-style-name="P14" draw:layer="layout" svg:width="3.076cm" svg:height="1.199cm" svg:x="11.656cm" svg:y="9.723cm">
          <draw:text-box>
            <text:p text:style-name="P13">Mostly</text:p>
            <text:p text:style-name="P13">unusual flows</text:p>
          </draw:text-box>
        </draw:frame>
        <draw:frame draw:style-name="gr15" draw:text-style-name="P14" draw:layer="layout" svg:width="3.076cm" svg:height="1.673cm" svg:x="16.002cm" svg:y="9.652cm">
          <draw:text-box>
            <text:p text:style-name="P13">Mostly </text:p>
            <text:p text:style-name="P13">unusual flows</text:p>
            <text:p text:style-name="P13">In 2D</text:p>
          </draw:text-box>
        </draw:frame>
        <draw:frame draw:style-name="gr15" draw:text-style-name="P14" draw:layer="layout" svg:width="3.406cm" svg:height="0.725cm" svg:x="19.708cm" svg:y="9.652cm">
          <draw:text-box>
            <text:p text:style-name="P13">2D bins density</text:p>
          </draw:text-box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2" draw:display-name="Gradient 12" draw:style="linear" draw:start-color="#729fcf" draw:end-color="#3399ff" draw:start-intensity="100%" draw:end-intensity="100%" draw:angle="300" draw:border="0%"/>
    <draw:gradient draw:name="Gradient_20_4" draw:display-name="Gradient 4" draw:style="linear" draw:start-color="#ffff66" draw:end-color="#ffcc00" draw:start-intensity="100%" draw:end-intensity="100%" draw:angle="300" draw:border="0%"/>
    <draw:gradient draw:name="Gradient_20_9" draw:display-name="Gradient 9" draw:style="linear" draw:start-color="#ccccff" draw:end-color="#cc99ff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8:36:54.777188584</meta:creation-date>
    <dc:date>2017-09-08T13:09:18.408685088</dc:date>
    <meta:editing-duration>PT3H40M28S</meta:editing-duration>
    <meta:editing-cycles>3</meta:editing-cycles>
    <meta:generator>LibreOffice/5.1.6.2$Linux_X86_64 LibreOffice_project/10m0$Build-2</meta:generator>
    <meta:document-statistic meta:object-count="123"/>
  </office:meta>
</office:document-meta>
</file>